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12cc8b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text-properties style:font-name="Times New Roman" fo:font-size="11pt" style:font-size-asian="11pt" style:font-size-complex="11pt"/>
    </style:style>
    <style:style style:name="P11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6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7" style:family="paragraph" style:parent-style-name="Standard">
      <style:text-properties style:font-name="Times New Roman" fo:font-size="11pt" officeooo:paragraph-rsid="009a64a7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a97144" style:font-size-asian="11pt" style:font-size-complex="11pt"/>
    </style:style>
    <style:style style:name="P19" style:family="paragraph" style:parent-style-name="Standard">
      <style:text-properties style:font-name="Times New Roman" fo:font-size="11pt" officeooo:paragraph-rsid="00b24050" style:font-size-asian="11pt" style:font-size-complex="11pt"/>
    </style:style>
    <style:style style:name="P20" style:family="paragraph" style:parent-style-name="Standard">
      <style:text-properties style:font-name="Times New Roman" fo:font-size="11pt" officeooo:rsid="00b24050" officeooo:paragraph-rsid="00b24050" style:font-size-asian="11pt" style:font-size-complex="11pt"/>
    </style:style>
    <style:style style:name="P21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imes New Roman" fo:font-size="11pt" fo:font-weight="bold" officeooo:rsid="0049fcdf" officeooo:paragraph-rsid="004b5174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fo:font-weight="bold" officeooo:paragraph-rsid="00a97144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fo:font-weight="bold" officeooo:paragraph-rsid="00b24050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fo:font-weight="bold" officeooo:rsid="00b24050" officeooo:paragraph-rsid="00b24050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Times New Roman" fo:font-size="11pt" fo:font-weight="normal" officeooo:rsid="0049fcdf" officeooo:paragraph-rsid="00625f04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Times New Roman" officeooo:paragraph-rsid="006fdae1"/>
    </style:style>
    <style:style style:name="P35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9" style:family="paragraph" style:parent-style-name="Standard">
      <style:text-properties style:font-name="Times New Roman" fo:font-weight="bold" style:font-weight-asian="bold" style:font-weight-complex="bold"/>
    </style:style>
    <style:style style:name="P40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41" style:family="paragraph" style:parent-style-name="Standard">
      <style:text-properties officeooo:paragraph-rsid="00a97144"/>
    </style:style>
    <style:style style:name="P42" style:family="paragraph" style:parent-style-name="Standard">
      <style:text-properties officeooo:paragraph-rsid="00ad7e5a"/>
    </style:style>
    <style:style style:name="P43" style:family="paragraph" style:parent-style-name="Standard">
      <style:text-properties officeooo:paragraph-rsid="00b2a008"/>
    </style:style>
    <style:style style:name="P4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5" style:family="paragraph" style:parent-style-name="Standard">
      <style:text-properties style:font-name="Times New Roman"/>
    </style:style>
    <style:style style:name="P46" style:family="paragraph" style:parent-style-name="Standard">
      <style:text-properties style:font-name="Times New Roman" officeooo:rsid="00b2a008" officeooo:paragraph-rsid="00b2a008"/>
    </style:style>
    <style:style style:name="P47" style:family="paragraph" style:parent-style-name="Standard">
      <style:text-properties style:font-name="Times New Roman" fo:font-size="11pt" style:font-size-asian="11pt" style:font-size-complex="11pt"/>
    </style:style>
    <style:style style:name="P48" style:family="paragraph" style:parent-style-name="Standard">
      <style:text-properties style:font-name="Times New Roman" fo:font-size="11pt" officeooo:rsid="00b03015" officeooo:paragraph-rsid="00b03015" style:font-size-asian="11pt" style:font-size-complex="11pt"/>
    </style:style>
    <style:style style:name="P49" style:family="paragraph" style:parent-style-name="Standard">
      <style:text-properties style:font-name="Times New Roman" fo:font-size="11pt" officeooo:rsid="00b79307" officeooo:paragraph-rsid="00b79307" style:font-size-asian="11pt" style:font-size-complex="11pt"/>
    </style:style>
    <style:style style:name="P50" style:family="paragraph" style:parent-style-name="Standard">
      <style:text-properties style:font-name="Times New Roman" fo:font-size="11pt" officeooo:rsid="00909b50" officeooo:paragraph-rsid="00b79307" style:font-size-asian="11pt" style:font-size-complex="11pt"/>
    </style:style>
    <style:style style:name="P51" style:family="paragraph" style:parent-style-name="Standard">
      <style:text-properties style:font-name="Times New Roman" fo:font-size="11pt" officeooo:rsid="00b82395" officeooo:paragraph-rsid="00b82395" style:font-size-asian="11pt" style:font-size-complex="11pt"/>
    </style:style>
    <style:style style:name="P5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3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weight="bold" officeooo:rsid="00a97144" style:font-weight-asian="bold" style:font-weight-complex="bold"/>
    </style:style>
    <style:style style:name="T11" style:family="text">
      <style:text-properties fo:font-weight="bold" officeooo:rsid="00b79307" style:font-weight-asian="bold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9fcdf" style:font-weight-asian="normal" style:font-weight-complex="normal"/>
    </style:style>
    <style:style style:name="T16" style:family="text">
      <style:text-properties fo:font-weight="normal" officeooo:rsid="004b5174" style:font-weight-asian="normal" style:font-weight-complex="normal"/>
    </style:style>
    <style:style style:name="T17" style:family="text">
      <style:text-properties fo:font-weight="normal" officeooo:rsid="00625f04" style:font-weight-asian="normal" style:font-weight-complex="normal"/>
    </style:style>
    <style:style style:name="T18" style:family="text">
      <style:text-properties fo:font-weight="normal" officeooo:rsid="006fd70a" style:font-weight-asian="normal" style:font-weight-complex="normal"/>
    </style:style>
    <style:style style:name="T19" style:family="text">
      <style:text-properties fo:font-weight="normal" officeooo:rsid="0083892a" style:font-weight-asian="normal" style:font-weight-complex="normal"/>
    </style:style>
    <style:style style:name="T20" style:family="text">
      <style:text-properties fo:font-weight="normal" officeooo:rsid="009a64a7" style:font-weight-asian="normal" style:font-weight-complex="normal"/>
    </style:style>
    <style:style style:name="T21" style:family="text">
      <style:text-properties fo:font-weight="normal" officeooo:rsid="009b2604" style:font-weight-asian="normal" style:font-weight-complex="normal"/>
    </style:style>
    <style:style style:name="T22" style:family="text">
      <style:text-properties fo:font-weight="normal" officeooo:rsid="00a97144" style:font-weight-asian="normal" style:font-weight-complex="normal"/>
    </style:style>
    <style:style style:name="T23" style:family="text">
      <style:text-properties officeooo:rsid="005a3f47"/>
    </style:style>
    <style:style style:name="T24" style:family="text">
      <style:text-properties officeooo:rsid="006fdae1"/>
    </style:style>
    <style:style style:name="T25" style:family="text">
      <style:text-properties officeooo:rsid="007aa92b"/>
    </style:style>
    <style:style style:name="T26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7" style:family="text">
      <style:text-properties fo:color="#000080" loext:opacity="100%" style:font-name="Times New Roman" style:text-underline-style="solid" style:text-underline-width="auto" style:text-underline-color="font-color" officeooo:rsid="00b2a008"/>
    </style:style>
    <style:style style:name="T28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9" style:family="text">
      <style:text-properties officeooo:rsid="007f114f"/>
    </style:style>
    <style:style style:name="T30" style:family="text">
      <style:text-properties officeooo:rsid="00909b50"/>
    </style:style>
    <style:style style:name="T31" style:family="text">
      <style:text-properties style:text-position="super 58%"/>
    </style:style>
    <style:style style:name="T32" style:family="text">
      <style:text-properties style:text-position="super 58%" officeooo:rsid="00b79307"/>
    </style:style>
    <style:style style:name="T33" style:family="text">
      <style:text-properties officeooo:rsid="0094543a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officeooo:rsid="0089894f"/>
    </style:style>
    <style:style style:name="T36" style:family="text">
      <style:text-properties style:font-name="Times New Roman" officeooo:rsid="006f7618"/>
    </style:style>
    <style:style style:name="T37" style:family="text">
      <style:text-properties style:font-name="Times New Roman" fo:font-size="11pt" style:font-size-asian="11pt" style:font-size-complex="11pt"/>
    </style:style>
    <style:style style:name="T38" style:family="text">
      <style:text-properties style:font-name="Times New Roman" fo:font-size="11pt" officeooo:rsid="0049fcdf" style:font-size-asian="11pt" style:font-size-complex="11pt"/>
    </style:style>
    <style:style style:name="T39" style:family="text">
      <style:text-properties style:font-name="Times New Roman" fo:font-size="11pt" officeooo:rsid="0083892a" style:font-size-asian="11pt" style:font-size-complex="11pt"/>
    </style:style>
    <style:style style:name="T40" style:family="text">
      <style:text-properties style:font-name="Times New Roman" fo:font-size="11pt" officeooo:rsid="00909b50" style:font-size-asian="11pt" style:font-size-complex="11pt"/>
    </style:style>
    <style:style style:name="T41" style:family="text">
      <style:text-properties style:font-name="Times New Roman" fo:font-size="11pt" officeooo:rsid="00ad7e5a" style:font-size-asian="11pt" style:font-size-complex="11pt"/>
    </style:style>
    <style:style style:name="T42" style:family="text">
      <style:text-properties style:font-name="Times New Roman" fo:font-size="11pt" officeooo:rsid="00aec789" style:font-size-asian="11pt" style:font-size-complex="11pt"/>
    </style:style>
    <style:style style:name="T43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4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5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6" style:family="text">
      <style:text-properties style:font-name="Times New Roman" fo:font-size="11pt" fo:font-weight="normal" officeooo:rsid="0049fcdf" style:font-size-asian="11pt" style:font-weight-asian="normal" style:font-size-complex="11pt" style:font-weight-complex="normal"/>
    </style:style>
    <style:style style:name="T47" style:family="text">
      <style:text-properties style:font-name="Times New Roman" fo:font-size="11pt" fo:font-weight="normal" officeooo:rsid="00a97144" style:font-size-asian="11pt" style:font-weight-asian="normal" style:font-size-complex="11pt" style:font-weight-complex="normal"/>
    </style:style>
    <style:style style:name="T48" style:family="text">
      <style:text-properties style:font-name="Times New Roman" fo:font-size="11pt" fo:font-weight="normal" officeooo:rsid="004b5174" style:font-size-asian="11pt" style:font-weight-asian="normal" style:font-size-complex="11pt" style:font-weight-complex="normal"/>
    </style:style>
    <style:style style:name="T49" style:family="text">
      <style:text-properties style:font-name="Times New Roman" officeooo:rsid="00909b50"/>
    </style:style>
    <style:style style:name="T50" style:family="text">
      <style:text-properties style:font-name="Times New Roman" officeooo:rsid="0012cc8b"/>
    </style:style>
    <style:style style:name="T51" style:family="text">
      <style:text-properties style:font-name="Times New Roman" officeooo:rsid="001689ce"/>
    </style:style>
    <style:style style:name="T52" style:family="text">
      <style:text-properties style:font-name="Times New Roman" officeooo:rsid="00ab92c7"/>
    </style:style>
    <style:style style:name="T53" style:family="text">
      <style:text-properties style:font-name="Times New Roman" officeooo:rsid="00b2a008"/>
    </style:style>
    <style:style style:name="T54" style:family="text">
      <style:text-properties officeooo:rsid="009fe930"/>
    </style:style>
    <style:style style:name="T5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6" style:family="text">
      <style:text-properties fo:font-size="11pt" fo:font-weight="normal" style:font-size-asian="11pt" style:font-weight-asian="normal" style:font-size-complex="11pt" style:font-weight-complex="normal"/>
    </style:style>
    <style:style style:name="T57" style:family="text">
      <style:text-properties officeooo:rsid="00a8c856"/>
    </style:style>
    <style:style style:name="T58" style:family="text">
      <style:text-properties officeooo:rsid="00b13407"/>
    </style:style>
    <style:style style:name="T59" style:family="text">
      <style:text-properties officeooo:rsid="00b24050"/>
    </style:style>
    <style:style style:name="T60" style:family="text">
      <style:text-properties officeooo:rsid="00b4001b"/>
    </style:style>
    <style:style style:name="T61" style:family="text">
      <style:text-properties officeooo:rsid="00b793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Curriculum Vitae</text:p>
      <text:p text:style-name="P9"/>
      <text:p text:style-name="P9">Aaron K. Clark</text:p>
      <text:p text:style-name="P9"><text:span text:style-name="T25">Perpetual</text:span> Student</text:p>
      <text:p text:style-name="P1"><text:span text:style-name="T34">[</text:span><text:a xlink:type="simple" xlink:href="https://orcid.org/0000-0002-6831-2663" office:target-frame-name="_top" xlink:show="replace" text:style-name="Internet_20_link" text:visited-style-name="Visited_20_Internet_20_Link"><text:span text:style-name="T34">ORCID</text:span></text:a><text:span text:style-name="T34">] [</text:span><text:a xlink:type="simple" xlink:href="http://www.researcherid.com/rid/G-9804-2017" office:target-frame-name="_top" xlink:show="replace" text:style-name="Internet_20_link" text:visited-style-name="Visited_20_Internet_20_Link"><text:span text:style-name="T34">ResearcherID</text:span></text:a><text:span text:style-name="T34">]</text:span></text:p>
      <text:p text:style-name="P1"><text:span text:style-name="T34">[</text:span><text:a xlink:type="simple" xlink:href="https://cryptojones.dev/" text:style-name="Internet_20_link" text:visited-style-name="Visited_20_Internet_20_Link"><text:span text:style-name="T35">https://cryptojones.dev/</text:span></text:a><text:span text:style-name="T36">]</text:span></text:p>
      <text:p text:style-name="P1"><text:span text:style-name="T34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4">aaron.clark18@alumni.colostate.edu</text:span></text:span></text:a><text:span text:style-name="T34">]</text:span></text:p>
      <text:p text:style-name="P1"><text:span text:style-name="T34">[</text:span><text:a xlink:type="simple" xlink:href="tel:1-281-973-6082" office:target-frame-name="_top" xlink:show="replace" text:style-name="Internet_20_link" text:visited-style-name="Visited_20_Internet_20_Link"><text:span text:style-name="T34">(281) 973-6082</text:span></text:a><text:span text:style-name="T34">]</text:span></text:p>
      <text:p text:style-name="P9"><text:span text:style-name="T61">Aug</text:span> <text:span text:style-name="T61">01</text:span>, <text:span text:style-name="T23">202</text:span><text:span text:style-name="T24">1</text:span></text:p>
      <text:p text:style-name="P9"/>
      <text:p text:style-name="P8"><text:span text:style-name="T13">Graduate </text:span><text:span text:style-name="T12">Education</text:span><text:line-break/></text:p>
      <text:p text:style-name="P11"><text:span text:style-name="T8">Rochester Institute of Technology</text:span><text:span text:style-name="T5"> – </text:span><text:span text:style-name="T7">Rochester, New York</text:span></text:p>
      <text:p text:style-name="P17"><text:span text:style-name="T20">Advance</text:span><text:span text:style-name="T21">d</text:span><text:span text:style-name="T20"> Graduate Certificate</text:span><text:span text:style-name="T18">,</text:span><text:span text:style-name="T17"> Cybersecurity</text:span><text:span text:style-name="T15"> – (I</text:span><text:span text:style-name="T16">n Progress</text:span><text:span text:style-name="T15">)</text:span></text:p>
      <text:p text:style-name="P11"><text:span text:style-name="T18">MicroMasters (edX),</text:span><text:span text:style-name="T17"> Cybersecurity</text:span><text:span text:style-name="T15"> – (I</text:span><text:span text:style-name="T16">n Progress</text:span><text:span text:style-name="T15">)</text:span></text:p>
      <text:p text:style-name="P33"/>
      <text:p text:style-name="P18"><text:span text:style-name="T10">Western Governors University</text:span><text:span text:style-name="T5"> – Salt Lake City</text:span><text:span text:style-name="T7">, </text:span><text:span text:style-name="T10">Utah</text:span></text:p>
      <text:p text:style-name="P18"><text:span text:style-name="T22">Master of Science</text:span><text:span text:style-name="T18">,</text:span><text:span text:style-name="T17"> Cybersecurity</text:span><text:span text:style-name="T15"> </text:span><text:span text:style-name="T22">and Information Assurance </text:span><text:span text:style-name="T15">– (I</text:span><text:span text:style-name="T16">n Progress</text:span><text:span text:style-name="T15">)</text:span></text:p>
      <text:p text:style-name="P22"/>
      <text:p text:style-name="P12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7">Graduate Certificate,</text:span></text:a><text:span text:style-name="T37"> </text:span><text:span text:style-name="T38">Computer Science Foundations</text:span><text:span text:style-name="T37"> – (201</text:span><text:span text:style-name="T38">9</text:span><text:span text:style-name="T37">)</text:span></text:p>
      <text:p text:style-name="P13"/>
      <text:p text:style-name="P23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7">Graduate Certificate</text:span></text:a><text:span text:style-name="T37">, Information Technology Project Management – (2018)</text:span></text:p>
      <text:p text:style-name="P8"/>
      <text:p text:style-name="P34"><text:span text:style-name="T13">Undergraduate </text:span><text:span text:style-name="T12">Education</text:span></text:p>
      <text:p text:style-name="P35"/>
      <text:p text:style-name="P18"><text:span text:style-name="T5">Georgia Institute of Technology – </text:span><text:span text:style-name="T10">Atlanta</text:span><text:span text:style-name="T5">, </text:span><text:span text:style-name="T6">Georgia</text:span></text:p>
      <text:p text:style-name="P41"><text:span text:style-name="T47">Professional</text:span><text:span text:style-name="T45"> Certificate (edX), </text:span><text:span text:style-name="T47">Introduction to Python Programming</text:span><text:span text:style-name="T45"> – (</text:span><text:span text:style-name="T46">I</text:span><text:span text:style-name="T48">n Progress</text:span><text:span text:style-name="T45">)</text:span></text:p>
      <text:p text:style-name="P26"/>
      <text:p text:style-name="P24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7">Bachelor of Science</text:span></text:a><text:span text:style-name="T37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7">Undergraduate Certificate</text:span></text:a><text:span text:style-name="T37">, Unix System Administration – (2013)</text:span></text:p>
      <text:p text:style-name="P14"/>
      <text:p text:style-name="P24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7">Diploma</text:span></text:a><text:span text:style-name="T37">, Entrepreneurship Boot-camp for Veterans with Disabilities – (2013)</text:span></text:p>
      <text:p text:style-name="P14"/>
      <text:p text:style-name="P24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43">Diploma</text:span></text:a><text:span text:style-name="T44">, Basic Public Affairs Specialist, Writer – (2004)</text:span></text:p>
      <text:p text:style-name="P8"/>
      <text:p text:style-name="P36">Research Interests</text:p>
      <text:p text:style-name="P38"/>
      <text:p text:style-name="P51">Computer Security</text:p>
      <text:p text:style-name="P51">Software Engineering</text:p>
      <text:p text:style-name="P10">Quantum Computing</text:p>
      <text:p text:style-name="P36"/>
      <text:p text:style-name="P36">Work Experience</text:p>
      <text:p text:style-name="P38"/>
      <text:p text:style-name="P25"><text:span text:style-name="T54">Owner \ </text:span><text:span text:style-name="T57">Cybers</text:span><text:span text:style-name="T25">ecurity Consultant</text:span> (Remote)</text:p>
      <text:p text:style-name="P29"><text:span text:style-name="T25">Tmutla</text:span> – <text:span text:style-name="T25">Grand Island</text:span>, Nebraska (20<text:span text:style-name="T25">21</text:span>- Present)</text:p>
      <text:p text:style-name="P31"/>
      <text:p text:style-name="P21">Senior Software Developer (Remote)</text:p>
      <text:p text:style-name="P10"><text:soft-page-break/>Reinke Manufacturing – Deshler, Nebraska (2015-<text:span text:style-name="T29">2021</text:span>)</text:p>
      <text:p text:style-name="P10"/>
      <text:p text:style-name="P21">Software Developer (Remote)</text:p>
      <text:p text:style-name="P10">Alpine Testing – Orem, Utah (2014-2015)</text:p>
      <text:p text:style-name="P10"/>
      <text:p text:style-name="P28">Co-Founder \ Software Engineer</text:p>
      <text:p text:style-name="P19">A<text:span text:style-name="T59">tbash Services</text:span> – <text:span text:style-name="T59">Kearney</text:span>, <text:span text:style-name="T59">Nebraska</text:span> (201<text:span text:style-name="T59">3</text:span>-20<text:span text:style-name="T59">18</text:span>)</text:p>
      <text:p text:style-name="P10"/>
      <text:p text:style-name="P27"><text:span text:style-name="T59">IT</text:span> <text:span text:style-name="T59">Specialist II</text:span></text:p>
      <text:p text:style-name="P19"><text:span text:style-name="T59">Orthman Manufacturing</text:span> – <text:span text:style-name="T59">Lexington</text:span>, <text:span text:style-name="T59">Nebraska</text:span> (201<text:span text:style-name="T59">2</text:span>-201<text:span text:style-name="T59">4</text:span>)</text:p>
      <text:p text:style-name="P19"/>
      <text:p text:style-name="P28">Quality Data Analyst</text:p>
      <text:p text:style-name="P19"><text:span text:style-name="T59">Royal Engineered Composites</text:span> – <text:span text:style-name="T59">Minden</text:span>, <text:span text:style-name="T59">Nebraska</text:span> (201<text:span text:style-name="T59">2</text:span>)</text:p>
      <text:p text:style-name="P19"/>
      <text:p text:style-name="P28">Senior Engineering Technician</text:p>
      <text:p text:style-name="P19"><text:span text:style-name="T59">Intellicom Computer Consulting </text:span>– <text:span text:style-name="T59">Kearney</text:span>, <text:span text:style-name="T59">Nebraska</text:span> (<text:span text:style-name="T59">2009 – </text:span>201<text:span text:style-name="T59">2</text:span>)</text:p>
      <text:p text:style-name="P19"/>
      <text:p text:style-name="P28">Information Specialist</text:p>
      <text:p text:style-name="P19"><text:span text:style-name="T59">U.S. Marine Corps </text:span>– <text:span text:style-name="T59">Washington</text:span>, <text:span text:style-name="T59">District of Columbia</text:span> (<text:span text:style-name="T59">2003 – 2008</text:span>)</text:p>
      <text:p text:style-name="P19"/>
      <text:p text:style-name="P28">Linux Systems Administrator II</text:p>
      <text:p text:style-name="P20">Rackspace Managed Hosting – San Antonio, Texas (2003)</text:p>
      <text:p text:style-name="P20"/>
      <text:p text:style-name="P28">Systems Analyst</text:p>
      <text:p text:style-name="P20">Cimarron Software Services – Houston, Texas (2001 – 2002)</text:p>
      <text:p text:style-name="P20"/>
      <text:p text:style-name="P28">Help-desk Technician</text:p>
      <text:p text:style-name="P20">Megahaus – Dickinson, Texas (1998)</text:p>
      <text:p text:style-name="P8"/>
      <text:p text:style-name="P36">Volunteer Experience</text:p>
      <text:p text:style-name="P36"/>
      <text:p text:style-name="P48"><text:span text:style-name="T9">O</text:span><text:span text:style-name="T5">PFOR </text:span><text:span text:style-name="T11">(RedTeam) Team Lead</text:span><text:span text:style-name="T5"> – </text:span><text:span text:style-name="T14">Cyber Shield (2021)</text:span></text:p>
      <text:p text:style-name="P49"><text:span text:style-name="T5">WiCyS</text:span><text:span text:style-name="T14"> – Student Mentor (2021)</text:span></text:p>
      <text:p text:style-name="P15"><text:span text:style-name="T9">Room Watcher – </text:span><text:span text:style-name="T19">National </text:span><text:span text:style-name="T14">Collegiate Penetration Testing Competition</text:span><text:span text:style-name="T19"> (2021)</text:span><text:span text:style-name="T5"><text:line-break/>Mentor</text:span> / <text:span text:style-name="T5">Developer</text:span> / <text:span text:style-name="T5">Writer – </text:span>Operation Code (2015 – 2019)</text:p>
      <text:p text:style-name="P10"><text:span text:style-name="T5">Usher – </text:span>Washington Jewish Music Festival (2008)</text:p>
      <text:p text:style-name="P36"/>
      <text:p text:style-name="P36">Grants, Scholarships, and Awards</text:p>
      <text:p text:style-name="P36"/>
      <text:p text:style-name="P10">President's Grant, UMUC (2012)</text:p>
      <text:p text:style-name="P36"/>
      <text:p text:style-name="P36">Memberships</text:p>
      <text:p text:style-name="P8"/>
      <text:p text:style-name="P10">American Physical Society <text:span text:style-name="T33">(APS)</text:span></text:p>
      <text:p text:style-name="P10">Association for Computing Machinery <text:span text:style-name="T33">(ACM)</text:span></text:p>
      <text:p text:style-name="P10">Autism Society of Nebraska <text:span text:style-name="T33">(ASN)</text:span><text:line-break/><text:span text:style-name="T30">DEFCON 402 </text:span><text:span text:style-name="T33">(DC402)</text:span></text:p>
      <text:p text:style-name="P50"><text:span text:style-name="T33">International Information Systems Security Certification Consortium </text:span>(ISC)<text:span text:style-name="T31">2</text:span><text:line-break/><text:span text:style-name="T61">Military Cyber Professionals Association</text:span></text:p>
      <text:p text:style-name="P50">Open Web Applications Security Project <text:span text:style-name="T33">(OWASP)</text:span></text:p>
      <text:p text:style-name="P16">R<text:span text:style-name="T33">ochester Institute of Technology Security Club (RITSecClub)</text:span></text:p>
      <text:p text:style-name="P16"/>
      <text:p text:style-name="P30"/>
      <text:p text:style-name="P36"><text:soft-page-break/>Industry Certifications</text:p>
      <text:p text:style-name="P38"/>
      <text:p text:style-name="P21">Cisco</text:p>
      <text:p text:style-name="P10">Cisco Certified Network Associate (2001)</text:p>
      <text:p text:style-name="P38"/>
      <text:p text:style-name="P39">CompTIA</text:p>
      <text:p text:style-name="P8">A+ (2001)</text:p>
      <text:p text:style-name="P10">Network+ (2001)</text:p>
      <text:p text:style-name="P39"/>
      <text:p text:style-name="P40">(ISC)<text:span text:style-name="T31">2</text:span></text:p>
      <text:p text:style-name="P32">Systems Security Certified Practitioner (2021)</text:p>
      <text:p text:style-name="P39"/>
      <text:p text:style-name="P39">Microsoft</text:p>
      <text:p text:style-name="P10">Microsoft Specialist: Programming in C# (2016)</text:p>
      <text:p text:style-name="P10">MCSA: Windows Server 2008 (2012)</text:p>
      <text:p text:style-name="P10">MCITP: Server Administrator on Windows Server 2008 (2012)</text:p>
      <text:p text:style-name="P10">MCTS: Windows Server 2008, Network Infrastructure, Configuration (2011)</text:p>
      <text:p text:style-name="P10">MCTS: Windows Server 2008 Active Directory, Configuration (2010)</text:p>
      <text:p text:style-name="P10">Microsoft Certified Professional (2010)</text:p>
      <text:p text:style-name="P36"/>
      <text:p text:style-name="P36">Clinics Attended</text:p>
      <text:p text:style-name="P36"/>
      <text:p text:style-name="P37"><text:span text:style-name="T55">Red Team Getting Access – <text:s/></text:span><text:a xlink:type="simple" xlink:href="https://www.blackhillsinfosec.com/" text:style-name="Internet_20_link" text:visited-style-name="Visited_20_Internet_20_Link"><text:span text:style-name="T28">Black Hills Information Security</text:span></text:a><text:span text:style-name="T55"> – <text:s/>Spearfish, South Dakota (2021)</text:span></text:p>
      <text:p text:style-name="P37"><text:span text:style-name="T55">Web Application Hacking – </text:span><text:a xlink:type="simple" xlink:href="https://trustfoundry.net/" text:style-name="Internet_20_link" text:visited-style-name="Visited_20_Internet_20_Link"><text:span text:style-name="T56">Trust Foundry</text:span></text:a><text:span text:style-name="T55"> – Omaha, Nebraska (2020)</text:span></text:p>
      <text:p text:style-name="P42"><text:span text:style-name="T37">Software Design and Development – <text:s/></text:span><text:a xlink:type="simple" xlink:href="http://dontpaniclabs.com/education/" office:target-frame-name="_top" xlink:show="replace" text:style-name="Internet_20_link" text:visited-style-name="Visited_20_Internet_20_Link"><text:span text:style-name="T37">Don’t Panic Labs</text:span></text:a><text:span text:style-name="T37"> – <text:s/>Lincoln, Nebraska (2018)</text:span></text:p>
      <text:p text:style-name="P42"><text:span text:style-name="T41">Information Assurance Manager – Marine Corps Institute – Quantico, V</text:span><text:span text:style-name="T42">irginia</text:span><text:span text:style-name="T41"> (2006)</text:span><text:span text:style-name="T37"><text:line-break/></text:span><text:span text:style-name="T39">Unix Systems Administration</text:span><text:span text:style-name="T40"> – </text:span><text:a xlink:type="simple" xlink:href="https://www.lockheedmartin.com/" text:style-name="Internet_20_link" text:visited-style-name="Visited_20_Internet_20_Link"><text:span text:style-name="T39">Lockheed Martin</text:span></text:a><text:span text:style-name="T39"> – Houston, Texas (2001)</text:span></text:p>
      <text:p text:style-name="P36"/>
      <text:p text:style-name="P36">Conferences Attended</text:p>
      <text:p text:style-name="P8"/>
      <text:p text:style-name="P46">Wild West Hacking Fest: Way West – Reno, NV (2021)</text:p>
      <text:p text:style-name="P43"><text:span text:style-name="T53">KernelCon – </text:span><text:a xlink:type="simple" xlink:href="https://2019.kernelcon.org/about" text:style-name="Internet_20_link" text:visited-style-name="Visited_20_Internet_20_Link"><text:span text:style-name="T27">DC402, NebraskaCert, OWASP</text:span></text:a><text:span text:style-name="T53">, Omaha, N</text:span><text:span text:style-name="T49">E</text:span><text:span text:style-name="T53"> (2019 – 2020)</text:span></text:p>
      <text:p text:style-name="Standard"><text:span text:style-name="T34">Nebraska.Code</text:span><text:span text:style-name="T49">()</text:span><text:span text:style-name="T34"> – </text:span><text:a xlink:type="simple" xlink:href="https://www.amegala.com/" text:style-name="Internet_20_link" text:visited-style-name="Visited_20_Internet_20_Link"><text:span text:style-name="T26">Amegala</text:span></text:a><text:span text:style-name="T34"> – Lincoln, N</text:span><text:span text:style-name="T49">E</text:span><text:span text:style-name="T34"> (2019)</text:span></text:p>
      <text:p text:style-name="P43"><text:span text:style-name="T34">AppSec California – </text:span><text:a xlink:type="simple" xlink:href="https://www.owasp.org/" office:target-frame-name="_top" xlink:show="replace" text:style-name="Internet_20_link" text:visited-style-name="Visited_20_Internet_20_Link"><text:span text:style-name="T26">OWASP</text:span></text:a><text:span text:style-name="T34"> – Santa Monica, C</text:span><text:span text:style-name="T49">A</text:span><text:span text:style-name="T34"> (2019)</text:span></text:p>
      <text:p text:style-name="Standard"><text:a xlink:type="simple" xlink:href="https://www.amegala.com/" text:style-name="Internet_20_link" text:visited-style-name="Visited_20_Internet_20_Link"><text:span text:style-name="T34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4"/></text:a></text:p>
      <text:p text:style-name="P7"><text:span text:style-name="T50">“</text:span><text:a xlink:type="simple" xlink:href="https://www.youtube.com/watch?v=7E0xEVi7rDM" text:style-name="Internet_20_link" text:visited-style-name="Visited_20_Internet_20_Link"><text:span text:style-name="T52">Introduction to the OWASP Top Ten</text:span></text:a><text:span text:style-name="T52">” – OWASP Omaha (May 2021)</text:span></text:p>
      <text:p text:style-name="P7"><text:span text:style-name="T50">“</text:span><text:a xlink:type="simple" xlink:href="https://www.youtube.com/watch?v=i5FBS0GmKIg" text:style-name="Internet_20_link" text:visited-style-name="Visited_20_Internet_20_Link"><text:span text:style-name="T50">Peek</text:span></text:a><text:a xlink:type="simple" xlink:href="https://www.youtube.com/watch?v=i5FBS0GmKIg" text:style-name="Internet_20_link" text:visited-style-name="Visited_20_Internet_20_Link"><text:span text:style-name="T51">ing</text:span></text:a><text:a xlink:type="simple" xlink:href="https://www.youtube.com/watch?v=i5FBS0GmKIg" text:style-name="Internet_20_link" text:visited-style-name="Visited_20_Internet_20_Link"><text:span text:style-name="T50"> into .NET Apps using dotPeek</text:span></text:a><text:span text:style-name="T50">” – DC402 Meeting (July 2019)</text:span></text:p>
      <text:p text:style-name="P2"><text:a xlink:type="simple" xlink:href="https://www.amegala.com/" text:style-name="Internet_20_link" text:visited-style-name="Visited_20_Internet_20_Link"><text:span text:style-name="T34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title>Clark, Aaron K. - CV</dc:title>
    <meta:editing-cycles>277</meta:editing-cycles>
    <meta:editing-duration>PT16H10M10S</meta:editing-duration>
    <dc:date>2021-08-01T11:10:19.475000000</dc:date>
    <meta:document-statistic meta:table-count="0" meta:image-count="0" meta:object-count="0" meta:page-count="3" meta:paragraph-count="106" meta:word-count="597" meta:character-count="4734" meta:non-whitespace-character-count="4178"/>
    <meta:template xlink:type="simple" xlink:actuate="onRequest" xlink:title="" xlink:href="Normal"/>
  </office:meta>
</office:document-meta>
</file>